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weight="bold" officeooo:rsid="0000614a" officeooo:paragraph-rsid="0000614a" style:font-weight-asian="bold" style:font-weight-complex="bold"/>
    </style:style>
    <style:style style:name="P2" style:family="paragraph" style:parent-style-name="Standard">
      <style:text-properties style:text-line-through-style="solid" style:text-line-through-type="single" style:font-name="Arial1" fo:font-weight="normal" officeooo:rsid="0000614a" officeooo:paragraph-rsid="0000614a" style:font-weight-asian="normal" style:font-weight-complex="normal"/>
    </style:style>
    <style:style style:name="P3" style:family="paragraph" style:parent-style-name="Standard">
      <style:text-properties style:text-line-through-style="solid" style:text-line-through-type="single" style:font-name="Arial1" fo:font-weight="bold" officeooo:rsid="0000614a" officeooo:paragraph-rsid="0000614a" style:font-weight-asian="bold" style:font-weight-complex="bold"/>
    </style:style>
    <style:style style:name="P4" style:family="paragraph" style:parent-style-name="Standard">
      <style:text-properties style:font-name="Arial1" fo:font-weight="normal" officeooo:rsid="0000614a" officeooo:paragraph-rsid="0000614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ler</text:p>
      <text:p text:style-name="P2">+Taller()</text:p>
      <text:p text:style-name="P2">+main(String[] args):void</text:p>
      <text:p text:style-name="P2">-iniciar():String</text:p>
      <text:p text:style-name="P2">-impresionNumerosBoxesSegunOcupadoParaEntrar():void</text:p>
      <text:p text:style-name="P2">-elegirNumeroBox():int</text:p>
      <text:p text:style-name="P2">-numeroValidoMeterCocheBox():int</text:p>
      <text:p text:style-name="P2">-impresionNumerosBoxesSegunVacio():void</text:p>
      <text:p text:style-name="P2">-moverCochesDentroBox():void</text:p>
      <text:p text:style-name="P4"/>
      <text:p text:style-name="P4"/>
      <text:p text:style-name="P1">Cola</text:p>
      <text:p text:style-name="P2">+Cola()</text:p>
      <text:p text:style-name="P2">+vehiculoLlegaACola():boolean</text:p>
      <text:p text:style-name="P2">+mostrarVehiculos():void</text:p>
      <text:p text:style-name="P4">+vehiculoDejaCola():void</text:p>
      <text:p text:style-name="P2">+vehiculoEntraABox():void</text:p>
      <text:p text:style-name="P4"/>
      <text:p text:style-name="P4"/>
      <text:p text:style-name="P1">Box</text:p>
      <text:p text:style-name="P4">+Box()</text:p>
      <text:p text:style-name="P4">+disponible():boolean</text:p>
      <text:p text:style-name="P2">+meterCoche(vehiculo Vehiculo):void</text:p>
      <text:p text:style-name="P4">+boxVacio():boolean</text:p>
      <text:p text:style-name="P4">+vehiculoEnUltimaFase():Vehiculo</text:p>
      <text:p text:style-name="P4">+moverCochesBox():void</text:p>
      <text:p text:style-name="P2">+mostrarEstadoDentroDelBox():void</text:p>
      <text:p text:style-name="P4"/>
      <text:p text:style-name="P4"/>
      <text:p text:style-name="P1">Fase</text:p>
      <text:p text:style-name="P4">+Fase()</text:p>
      <text:p text:style-name="P4">+getFaseVehiculo():Vehiculo</text:p>
      <text:p text:style-name="P4">+setFaseVehiculo(Vehiculo vehiculo):void</text:p>
      <text:p text:style-name="P4">+disponible():boolean</text:p>
      <text:p text:style-name="P4"/>
      <text:p text:style-name="P4"/>
      <text:p text:style-name="P1">Vehiculo</text:p>
      <text:p text:style-name="P3"><text:span text:style-name="T1">+vehiculoValido(Vehiculo[] todosLosVehiculos):Vehiculo</text:span></text:p>
      <text:p text:style-name="P4">+Vehiculo(String matricula, String modelo, TipoVehiculo tipoVehiculo)</text:p>
      <text:p text:style-name="P4">+Vehiculo(Vehiculo vehiculo)</text:p>
      <text:p text:style-name="P4">+getMatricula():String</text:p>
      <text:p text:style-name="P4">+mostrarVehiculo():void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06:35:12.814000000</meta:creation-date>
    <dc:date>2024-01-04T07:27:51.853000000</dc:date>
    <meta:editing-duration>PT50M14S</meta:editing-duration>
    <meta:editing-cycles>4</meta:editing-cycles>
    <meta:generator>LibreOffice/7.5.9.2$Windows_X86_64 LibreOffice_project/cdeefe45c17511d326101eed8008ac4092f278a9</meta:generator>
    <meta:document-statistic meta:table-count="0" meta:image-count="0" meta:object-count="0" meta:page-count="1" meta:paragraph-count="34" meta:word-count="44" meta:character-count="816" meta:non-whitespace-character-count="806"/>
  </office:meta>
</office:document-meta>
</file>